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ter" svg:font-family="Inter" style:font-family-generic="swiss" style:font-pitch="variable" svg:panose-1="2 0 8 3 0 0 0 2 0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text-properties fo:language="nl" fo:country="NL"/>
    </style:style>
    <style:style style:name="P3" style:parent-style-name="Kop1" style:family="paragraph">
      <style:text-properties style:font-name="Inter" fo:font-weight="bold" style:font-weight-asian="bold" style:font-weight-complex="bold" fo:color="#000000" style:text-underline-type="single" style:text-underline-style="solid" style:text-underline-width="auto" style:text-underline-mode="continuous" fo:language="nl" fo:country="NL"/>
    </style:style>
    <style:style style:name="P4" style:parent-style-name="Standaard" style:family="paragraph">
      <style:text-properties fo:language="nl" fo:country="NL"/>
    </style:style>
    <style:style style:name="P5" style:parent-style-name="Standaard" style:family="paragraph">
      <style:text-properties fo:language="nl" fo:country="NL"/>
    </style:style>
  </office:automatic-styles>
  <office:body>
    <office:text text:use-soft-page-breaks="true">
      <text:p text:style-name="P1">IEEE Bronnenlijst researchproject 2021-2022</text:p>
      <text:p text:style-name="P2"/>
      <text:h text:style-name="P3" text:outline-level="1">Week 1 – Opstellen contract plan</text:h>
      <text:p text:style-name="P4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ter" svg:font-family="Inter" style:font-family-generic="swiss" style:font-pitch="variable" svg:panose-1="2 0 8 3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Inter" style:font-name-asian="Times New Roman" style:font-name-complex="Times New Roman" fo:font-weight="bold" style:font-weight-asian="bold" style:font-weight-complex="bold" fo:letter-spacing="-0.0069in" style:letter-kerning="true" fo:font-size="18pt" style:font-size-asian="18pt" style:font-size-complex="20pt" style:text-underline-type="single" style:text-underline-style="solid" style:text-underline-width="auto" style:text-underline-mode="continuous" fo:language="nl" fo:country="NL" fo:hyphenate="false"/>
    </style:style>
    <style:style style:name="TitelChar" style:display-name="Titel Char" style:family="text" style:parent-style-name="Standaardalinea-lettertype">
      <style:text-properties style:font-name="Inter" style:font-name-asian="Times New Roman" style:font-name-complex="Times New Roman" fo:font-weight="bold" style:font-weight-asian="bold" style:font-weight-complex="bold" fo:letter-spacing="-0.0069in" style:letter-kerning="true" fo:font-size="18pt" style:font-size-asian="18pt" style:font-size-complex="20pt" style:text-underline-type="single" style:text-underline-style="solid" style:text-underline-width="auto" style:text-underline-mode="continuous" fo:language="nl" fo:country="NL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nderbeke Niels</meta:initial-creator>
    <dc:creator>Onderbeke Niels</dc:creator>
    <meta:creation-date>2021-11-08T14:17:00Z</meta:creation-date>
    <dc:date>2021-11-08T14:20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1" meta:character-count="79" meta:row-count="1" meta:non-whitespace-character-count="69"/>
  </office:meta>
</office:document-meta>
</file>